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65cm" draw:marker-end="Arrow" draw:marker-end-width="0.37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stroke="dash" draw:stroke-dash="Ultra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to_20_sem_20_preenchimento_20_nem_20_linha">
      <style:graphic-properties draw:textarea-vertical-align="middle" draw:ole-draw-aspect="1" style:protect="size"/>
    </style:style>
    <style:style style:name="gr6" style:family="graphic" style:parent-style-name="objectwithoutfill">
      <style:graphic-properties draw:stroke="solid" draw:stroke-dash="Ultrafine_20_Dashed" svg:stroke-width="0.08cm" draw:marker-start-width="0.485cm" draw:marker-end-width="0.285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7cm" svg:y1="14.4cm" svg:x2="7cm" svg:y2="9.1cm">
          <text:p/>
        </draw:line>
        <draw:line draw:style-name="gr1" draw:text-style-name="P1" draw:layer="layout" svg:x1="5.8cm" svg:y1="14cm" svg:x2="12cm" svg:y2="14cm">
          <text:p/>
        </draw:line>
        <draw:frame draw:style-name="gr2" draw:text-style-name="P2" draw:layer="layout" svg:width="1.7cm" svg:height="1.35cm" svg:x="7.1cm" svg:y="8.5cm">
          <draw:text-box>
            <text:p><text:span text:style-name="T1">z</text:span></text:p>
          </draw:text-box>
        </draw:frame>
        <draw:frame draw:style-name="gr3" draw:text-style-name="P2" draw:layer="layout" svg:width="1.2cm" svg:height="1.119cm" svg:x="11.7cm" svg:y="12.8cm">
          <draw:text-box>
            <text:p><text:span text:style-name="T1">x</text:span></text:p>
          </draw:text-box>
        </draw:frame>
        <draw:line draw:style-name="gr4" draw:text-style-name="P1" draw:layer="layout" svg:x1="7.9cm" svg:y1="13cm" svg:x2="7cm" svg:y2="13cm">
          <text:p/>
        </draw:line>
        <draw:frame draw:style-name="gr5" draw:text-style-name="P1" draw:layer="layout" svg:width="0.654cm" svg:height="0.755cm" svg:x="6.146cm" svg:y="12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8cm" svg:y1="13cm" svg:x2="8cm" svg:y2="14cm">
          <text:p/>
        </draw:line>
        <draw:frame draw:style-name="gr5" draw:text-style-name="P1" draw:layer="layout" svg:width="0.683cm" svg:height="0.755cm" svg:x="10.517cm" svg:y="14.24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6" draw:text-style-name="P1" draw:layer="layout" svg:x1="8cm" svg:y1="13cm" svg:x2="10.9cm" svg:y2="10cm">
          <text:p/>
        </draw:line>
        <draw:line draw:style-name="gr4" draw:text-style-name="P1" draw:layer="layout" svg:x1="10.9cm" svg:y1="10cm" svg:x2="7cm" svg:y2="10cm">
          <text:p/>
        </draw:line>
        <draw:line draw:style-name="gr4" draw:text-style-name="P1" draw:layer="layout" svg:x1="10.9cm" svg:y1="10cm" svg:x2="10.9cm" svg:y2="14cm">
          <text:p/>
        </draw:line>
        <draw:frame draw:style-name="gr5" draw:text-style-name="P1" draw:layer="layout" svg:width="0.654cm" svg:height="0.755cm" svg:x="7.646cm" svg:y="14.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683cm" svg:height="0.755cm" svg:x="5.9cm" svg:y="9.70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8:17:58.339149378</meta:creation-date>
    <dc:date>2014-10-12T20:33:48.857124581</dc:date>
    <meta:editing-duration>PT2H59M16S</meta:editing-duration>
    <meta:editing-cycles>4</meta:editing-cycles>
    <meta:generator>LibreOffice/4.1.3.2$Linux_X86_64 LibreOffice_project/410m0$Build-2</meta:generator>
    <meta:document-statistic meta:object-count="13"/>
  </office:meta>
</office:document-meta>
</file>

<file path=Object 1/content.xml><?xml version="1.0" encoding="utf-8"?>
<math xmlns="http://www.w3.org/1998/Math/MathML">
  <semantics>
    <mrow>
      <mn>1</mn>
    </mrow>
    <annotation encoding="StarMath 5.0">1 </annotation>
  </semantics>
</math>
</file>

<file path=Object 2/content.xml><?xml version="1.0" encoding="utf-8"?>
<math xmlns="http://www.w3.org/1998/Math/MathML">
  <semantics>
    <mrow>
      <mn>1</mn>
    </mrow>
    <annotation encoding="StarMath 5.0">1 </annotation>
  </semantics>
</math>
</file>

<file path=Object 3/content.xml><?xml version="1.0" encoding="utf-8"?>
<math xmlns="http://www.w3.org/1998/Math/MathML">
  <semantics>
    <mrow>
      <mn>4</mn>
    </mrow>
    <annotation encoding="StarMath 5.0">4</annotation>
  </semantics>
</math>
</file>

<file path=Object 4/content.xml><?xml version="1.0" encoding="utf-8"?>
<math xmlns="http://www.w3.org/1998/Math/MathML">
  <semantics>
    <mrow>
      <mn>4</mn>
    </mrow>
    <annotation encoding="StarMath 5.0">4</annotation>
  </semantics>
</math>
</file>